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05cm"/>
    </style:style>
    <style:style style:name="co2" style:family="table-column">
      <style:table-column-properties fo:break-before="auto" style:column-width="12.07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5.022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4.6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style:text-align-source="value-type" style:repeat-content="false"/>
      <style:paragraph-properties fo:margin-left="0cm"/>
    </style:style>
    <style:style style:name="ce5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2"/>
        <table:table-column table:style-name="co3" table:number-columns-repeated="9" table:default-cell-style-name="Default"/>
        <table:table-row table:style-name="ro1">
          <table:table-cell office:value-type="string">
            <text:p>Brief topic</text:p>
          </table:table-cell>
          <table:table-cell office:value-type="string">
            <text:p>Description</text:p>
          </table:table-cell>
          <table:table-cell table:style-name="ce3" office:value-type="string">
            <text:p>SpecificationCoherence</text:p>
          </table:table-cell>
          <table:table-cell table:style-name="ce4" office:value-type="string">
            <text:p>UML</text:p>
            <text:p>Alignment</text:p>
          </table:table-cell>
          <table:table-cell table:style-name="ce4" office:value-type="string">
            <text:p>MOF</text:p>
            <text:p>Alignment</text:p>
          </table:table-cell>
          <table:table-cell table:style-name="ce4" office:value-type="string">
            <text:p>Modeled</text:p>
            <text:p>Library</text:p>
          </table:table-cell>
          <table:table-cell table:style-name="ce4" office:value-type="string">
            <text:p>Pivot</text:p>
            <text:p>Model</text:p>
          </table:table-cell>
          <table:table-cell table:style-name="ce4" office:value-type="string">
            <text:p>XMI</text:p>
            <text:p>Serializability</text:p>
          </table:table-cell>
          <table:table-cell office:value-type="string">
            <text:p>Readability</text:p>
            <text:p>Useability</text:p>
          </table:table-cell>
          <table:table-cell office:value-type="string">
            <text:p>New</text:p>
          </table:table-cell>
          <table:table-cell office:value-type="string">
            <text:p>Fix</text:p>
          </table:table-cell>
        </table:table-row>
        <table:table-row table:style-name="ro2">
          <table:table-cell office:value-type="string">
            <text:p>Template collections</text:p>
          </table:table-cell>
          <table:table-cell office:value-type="string">
            <text:p>UML-alignment mandates supported for templated types/operations. Collections are clearly templated as are operations such as Collection::product.</text:p>
          </table:table-cell>
          <table:table-cell/>
          <table:table-cell office:value-type="string">
            <text:p>xx</text:p>
          </table:table-cell>
          <table:table-cell/>
          <table:table-cell table:number-columns-repeated="2" office:value-type="string">
            <text:p>xx</text:p>
          </table:table-cell>
          <table:table-cell table:number-columns-repeated="4"/>
        </table:table-row>
        <table:table-row table:style-name="ro1">
          <table:table-cell office:value-type="string">
            <text:p>Lambda types</text:p>
          </table:table-cell>
          <table:table-cell office:value-type="string">
            <text:p>Iterator bodies are anonymous functions. Modeling their types as lamdba types is common sense.</text:p>
          </table:table-cell>
          <table:table-cell table:number-columns-repeated="3"/>
          <table:table-cell office:value-type="string">
            <text:p>xx</text:p>
          </table:table-cell>
          <table:table-cell table:number-columns-repeated="5"/>
        </table:table-row>
        <table:table-row table:style-name="ro2">
          <table:table-cell office:value-type="string">
            <text:p>Lambda expressions</text:p>
          </table:table-cell>
          <table:table-cell office:value-type="string">
            <text:p>Lambda expressions can already be padsed and passed as iterator bodies. Allowing lambda expressions to be passed using variables goes a long way towards HOT.</text:p>
          </table:table-cell>
          <table:table-cell table:number-columns-repeated="7"/>
          <table:table-cell office:value-type="string">
            <text:p>HOT</text:p>
          </table:table-cell>
          <table:table-cell/>
        </table:table-row>
        <table:table-row table:style-name="ro1">
          <table:table-cell office:value-type="string">
            <text:p>OclSelf</text:p>
          </table:table-cell>
          <table:table-cell office:value-type="string">
            <text:p>OclSelf as the statically known type of a source enables strnger typing for e.g oclType().</text:p>
          </table:table-cell>
          <table:table-cell office:value-type="string">
            <text:p>xx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5"/>
        </table:table-row>
        <table:table-row table:style-name="ro1">
          <table:table-cell office:value-type="string">
            <text:p>Metaclass&lt;T&gt;</text:p>
          </table:table-cell>
          <table:table-cell office:value-type="string">
            <text:p>Metaclass&lt;T&gt; analogous to Java's Class&lt;T&gt; is the type of the metaclass of a T. oclType() return Metaclass&lt;OclSelf&gt;.</text:p>
          </table:table-cell>
          <table:table-cell office:value-type="string">
            <text:p>xx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5"/>
        </table:table-row>
        <table:table-row table:style-name="ro1">
          <table:table-cell office:value-type="string">
            <text:p>Reflection</text:p>
          </table:table-cell>
          <table:table-cell office:value-type="string">
            <text:p>MOF suggests that rerfglection should be present. The specification uses it in two places. Let oclType() support a fully reflective return value.</text:p>
          </table:table-cell>
          <table:table-cell office:value-type="string">
            <text:p>xx</text:p>
          </table:table-cell>
          <table:table-cell/>
          <table:table-cell office:value-type="string">
            <text:p>xx</text:p>
          </table:table-cell>
          <table:table-cell/>
          <table:table-cell office:value-type="string">
            <text:p>xx</text:p>
          </table:table-cell>
          <table:table-cell table:number-columns-repeated="4"/>
        </table:table-row>
        <table:table-row table:style-name="ro3">
          <table:table-cell office:value-type="string">
            <text:p>Type construction</text:p>
          </table:table-cell>
          <table:table-cell office:value-type="string">
            <text:p>Object construction is useful, and used by the specification in a couple of places. The side-effect challenge can be resolved if the framework has 'pre-constructed' all possible instances of all possible objects; analogous to Integer/Real. Cloming occurs on assignment.</text:p>
          </table:table-cell>
          <table:table-cell office:value-type="string">
            <text:p>xx</text:p>
          </table:table-cell>
          <table:table-cell table:number-columns-repeated="6"/>
          <table:table-cell office:value-type="string">
            <text:p>xx, patterns</text:p>
          </table:table-cell>
          <table:table-cell/>
        </table:table-row>
        <table:table-row table:style-name="ro2">
          <table:table-cell office:value-type="string">
            <text:p>Overloading and dispatch</text:p>
          </table:table-cell>
          <table:table-cell office:value-type="string">
            <text:p>OCL is aligned wuith UML. UML has overloading as an implementation variation point. OCL must bvreka this loop. Suggest Java overloading with self-variance to allow 'diadic' arguments to vary as OclSelf.</text:p>
          </table:table-cell>
          <table:table-cell table:number-columns-repeated="2" office:value-type="string">
            <text:p>xx</text:p>
          </table:table-cell>
          <table:table-cell table:number-columns-repeated="4"/>
          <table:table-cell office:value-type="string">
            <text:p>xx</text:p>
          </table:table-cell>
          <table:table-cell table:number-columns-repeated="2"/>
        </table:table-row>
        <table:table-row table:style-name="ro4">
          <table:table-cell office:value-type="string">
            <text:p>Overloading and constraint inheritance</text:p>
          </table:table-cell>
          <table:table-cell office:value-type="string">
            <text:p>Define inheritance semnatics of pre/post condition contracts.</text:p>
          </table:table-cell>
          <table:table-cell table:number-columns-repeated="2" office:value-type="string">
            <text:p>xx</text:p>
          </table:table-cell>
          <table:table-cell table:number-columns-repeated="7"/>
        </table:table-row>
        <table:table-row table:style-name="ro4">
          <table:table-cell office:value-type="string">
            <text:p>General name cleanup</text:p>
          </table:table-cell>
          <table:table-cell office:value-type="string">
            <text:p>Remove all the UML 1.x name history and typos.</text:p>
          </table:table-cell>
          <table:table-cell table:number-columns-repeated="2" office:value-type="string">
            <text:p>xx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4"/>
        </table:table-row>
        <table:table-row table:style-name="ro4">
          <table:table-cell office:value-type="string">
            <text:p>OclExpression / OCLExpression</text:p>
          </table:table-cell>
          <table:table-cell office:value-type="string">
            <text:p>Use UML-style capitalized spellings</text:p>
          </table:table-cell>
          <table:table-cell table:number-columns-repeated="2" office:value-type="string">
            <text:p>xx</text:p>
          </table:table-cell>
          <table:table-cell table:number-columns-repeated="7"/>
        </table:table-row>
        <table:table-row table:style-name="ro1">
          <table:table-cell office:value-type="string">
            <text:p>Bounded Collections</text:p>
          </table:table-cell>
          <table:table-cell office:value-type="string">
            <text:p>UML has bounded collections; e.g. [2..*]. OXCL has nested collections. Unify them in OCL and make accessible from UML.</text:p>
          </table:table-cell>
          <table:table-cell/>
          <table:table-cell office:value-type="string">
            <text:p>xx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4"/>
        </table:table-row>
        <table:table-row table:style-name="ro1">
          <table:table-cell office:value-type="string">
            <text:p>UML bodyConditions</text:p>
          </table:table-cell>
          <table:table-cell office:value-type="string">
            <text:p>UML constrints are Boolean-valued bodyConditions. OCL expressions are return-type-value bodyExpressions; unify them.</text:p>
          </table:table-cell>
          <table:table-cell/>
          <table:table-cell office:value-type="string">
            <text:p>xx</text:p>
          </table:table-cell>
          <table:table-cell table:number-columns-repeated="7"/>
        </table:table-row>
        <table:table-row table:style-name="ro1">
          <table:table-cell office:value-type="string">
            <text:p>Multi-output operations</text:p>
          </table:table-cell>
          <table:table-cell office:value-type="string">
            <text:p>UML queries can have multiple outputs. Define a Tuple protocol for OCL usage.</text:p>
          </table:table-cell>
          <table:table-cell/>
          <table:table-cell office:value-type="string">
            <text:p>xx</text:p>
          </table:table-cell>
          <table:table-cell table:number-columns-repeated="7"/>
        </table:table-row>
        <table:table-row table:style-name="ro5">
          <table:table-cell table:number-columns-repeated="11"/>
        </table:table-row>
        <table:table-row table:style-name="ro1">
          <table:table-cell office:value-type="string">
            <text:p>Iteration AS element/LoopExp.referredIteration</text:p>
          </table:table-cell>
          <table:table-cell office:value-type="string">
            <text:p>Introduce Iteration (derived from Operation) to support modeling of iteration operations. Change LoopExp to have a referredIteration.</text:p>
          </table:table-cell>
          <table:table-cell office:value-type="string">
            <text:p>xx</text:p>
          </table:table-cell>
          <table:table-cell table:number-columns-repeated="2"/>
          <table:table-cell office:value-type="string">
            <text:p>xx</text:p>
          </table:table-cell>
          <table:table-cell/>
          <table:table-cell office:value-type="string">
            <text:p>xx</text:p>
          </table:table-cell>
          <table:table-cell table:number-columns-repeated="3"/>
        </table:table-row>
        <table:table-row table:style-name="ro1">
          <table:table-cell office:value-type="string">
            <text:p>OppositePropertyCallExp AS element</text:p>
          </table:table-cell>
          <table:table-cell office:value-type="string">
            <text:p>Introduce OppositePropertyCallExp to support serrialization of a reference to a non-existent element.</text:p>
          </table:table-cell>
          <table:table-cell office:value-type="string">
            <text:p>xx</text:p>
          </table:table-cell>
          <table:table-cell table:number-columns-repeated="4"/>
          <table:table-cell office:value-type="string">
            <text:p>xx</text:p>
          </table:table-cell>
          <table:table-cell table:number-columns-repeated="3"/>
        </table:table-row>
        <table:table-row table:style-name="ro5">
          <table:table-cell table:number-columns-repeated="11"/>
        </table:table-row>
        <table:table-row table:style-name="ro4">
          <table:table-cell office:value-type="string">
            <text:p>Static features</text:p>
          </table:table-cell>
          <table:table-cell office:value-type="string">
            <text:p>Define the semantics/lookup of static operations/properties.</text:p>
          </table:table-cell>
          <table:table-cell office:value-type="string">
            <text:p>xx</text:p>
          </table:table-cell>
          <table:table-cell table:number-columns-repeated="8"/>
        </table:table-row>
        <table:table-row table:style-name="ro1">
          <table:table-cell office:value-type="string">
            <text:p>Stereotype properties are static</text:p>
          </table:table-cell>
          <table:table-cell office:value-type="string">
            <text:p>Define stereotype properties at M2 as static properties at M1 to avoid multi-meta-level semantics. </text:p>
          </table:table-cell>
          <table:table-cell table:number-columns-repeated="2" office:value-type="string">
            <text:p>xx</text:p>
          </table:table-cell>
          <table:table-cell table:number-columns-repeated="2"/>
          <table:table-cell table:number-columns-repeated="2" office:value-type="string">
            <text:p>xx</text:p>
          </table:table-cell>
          <table:table-cell table:number-columns-repeated="3"/>
        </table:table-row>
        <table:table-row table:style-name="ro5">
          <table:table-cell table:number-columns-repeated="11"/>
        </table:table-row>
        <table:table-row table:style-name="ro4">
          <table:table-cell office:value-type="string">
            <text:p>Essential OCL 'import'</text:p>
          </table:table-cell>
          <table:table-cell office:value-type="string">
            <text:p>Support package access by URI reference for e.g. oclAsType(....)</text:p>
          </table:table-cell>
          <table:table-cell office:value-type="string">
            <text:p>xx</text:p>
          </table:table-cell>
          <table:table-cell table:number-columns-repeated="4"/>
          <table:table-cell office:value-type="string">
            <text:p>xx</text:p>
          </table:table-cell>
          <table:table-cell table:number-columns-repeated="3"/>
        </table:table-row>
        <table:table-row table:style-name="ro4">
          <table:table-cell office:value-type="string">
            <text:p>Complete OCL import</text:p>
          </table:table-cell>
          <table:table-cell office:value-type="string">
            <text:p>Add an import (include, library) cpability for Complete OCL</text:p>
          </table:table-cell>
          <table:table-cell office:value-type="string">
            <text:p>xx</text:p>
          </table:table-cell>
          <table:table-cell table:number-columns-repeated="5"/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office:value-type="string">
            <text:p>Metamodel loading, OclElement</text:p>
          </table:table-cell>
          <table:table-cell office:value-type="string">
            <text:p>Define actions to be performed when loading. e.g. insert OclElement as super of all root user-defined types.</text:p>
          </table:table-cell>
          <table:table-cell table:number-columns-repeated="2" office:value-type="string">
            <text:p>xx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4"/>
        </table:table-row>
        <table:table-row table:style-name="ro1">
          <table:table-cell office:value-type="string">
            <text:p>Complete OCL merging</text:p>
          </table:table-cell>
          <table:table-cell office:value-type="string">
            <text:p>Define actions to be performed when merging. e.g. how a UML class is opened to allow extension by Complete OCL. </text:p>
          </table:table-cell>
          <table:table-cell table:number-columns-repeated="2" office:value-type="string">
            <text:p>xx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4"/>
        </table:table-row>
        <table:table-row table:style-name="ro1">
          <table:table-cell office:value-type="string">
            <text:p>Complete OCL feature containment</text:p>
          </table:table-cell>
          <table:table-cell office:value-type="string">
            <text:p>Define where the additional features introduced by Complete OCL are contained.</text:p>
          </table:table-cell>
          <table:table-cell office:value-type="string">
            <text:p>xx</text:p>
          </table:table-cell>
          <table:table-cell table:number-columns-repeated="3"/>
          <table:table-cell table:number-columns-repeated="2" office:value-type="string">
            <text:p>xx</text:p>
          </table:table-cell>
          <table:table-cell table:number-columns-repeated="3"/>
        </table:table-row>
        <table:table-row table:style-name="ro1">
          <table:table-cell office:value-type="string">
            <text:p>Complete OCL exyension limits</text:p>
          </table:table-cell>
          <table:table-cell office:value-type="string">
            <text:p>Define whether Complete OCL allows fundamental operations such as =, &lt;&gt;, and, or to be overloaded.</text:p>
          </table:table-cell>
          <table:table-cell table:number-columns-repeated="9"/>
        </table:table-row>
        <table:table-row table:style-name="ro1">
          <table:table-cell office:value-type="string">
            <text:p>Pre/Post/Inv etc alignment</text:p>
          </table:table-cell>
          <table:table-cell office:value-type="string">
            <text:p>Define the relationship between Complete OCL constraints and the UML metamodel.</text:p>
          </table:table-cell>
          <table:table-cell table:number-columns-repeated="2" office:value-type="string">
            <text:p>xx</text:p>
          </table:table-cell>
          <table:table-cell table:number-columns-repeated="2"/>
          <table:table-cell table:number-columns-repeated="2" office:value-type="string">
            <text:p>xx</text:p>
          </table:table-cell>
          <table:table-cell table:number-columns-repeated="3"/>
        </table:table-row>
        <table:table-row table:style-name="ro1">
          <table:table-cell office:value-type="string">
            <text:p>EMOF Constraints</text:p>
          </table:table-cell>
          <table:table-cell office:value-type="string">
            <text:p>Define how constraints are expressed in EMOF withourt using the missing OpaqueExpression.</text:p>
          </table:table-cell>
          <table:table-cell office:value-type="string">
            <text:p>xx</text:p>
          </table:table-cell>
          <table:table-cell/>
          <table:table-cell office:value-type="string">
            <text:p>xx</text:p>
          </table:table-cell>
          <table:table-cell/>
          <table:table-cell office:value-type="string">
            <text:p>xx</text:p>
          </table:table-cell>
          <table:table-cell table:number-columns-repeated="4"/>
        </table:table-row>
        <table:table-row table:style-name="ro1">
          <table:table-cell office:value-type="string">
            <text:p>EMOF DataType features</text:p>
          </table:table-cell>
          <table:table-cell office:value-type="string">
            <text:p>Define a sensible mechanism for extending the inextensible EMOF Datatypes with additional features.</text:p>
          </table:table-cell>
          <table:table-cell office:value-type="string">
            <text:p>xx</text:p>
          </table:table-cell>
          <table:table-cell/>
          <table:table-cell office:value-type="string">
            <text:p>xx</text:p>
          </table:table-cell>
          <table:table-cell/>
          <table:table-cell office:value-type="string">
            <text:p>xx</text:p>
          </table:table-cell>
          <table:table-cell table:number-columns-repeated="4"/>
        </table:table-row>
        <table:table-row table:style-name="ro4">
          <table:table-cell office:value-type="string">
            <text:p>oclContainer(), oclContents()</text:p>
          </table:table-cell>
          <table:table-cell office:value-type="string">
            <text:p>Support MOF containment access</text:p>
          </table:table-cell>
          <table:table-cell table:number-columns-repeated="2"/>
          <table:table-cell office:value-type="string">
            <text:p>xx</text:p>
          </table:table-cell>
          <table:table-cell/>
          <table:table-cell office:value-type="string">
            <text:p>xx</text:p>
          </table:table-cell>
          <table:table-cell table:number-columns-repeated="4"/>
        </table:table-row>
        <table:table-row table:style-name="ro4">
          <table:table-cell office:value-type="string">
            <text:p>oclGet(), element literals</text:p>
          </table:table-cell>
          <table:table-cell office:value-type="string">
            <text:p>Support reflective get</text:p>
          </table:table-cell>
          <table:table-cell table:number-columns-repeated="7"/>
          <table:table-cell office:value-type="string">
            <text:p>xx</text:p>
          </table:table-cell>
          <table:table-cell/>
        </table:table-row>
        <table:table-row table:style-name="ro5">
          <table:table-cell table:number-columns-repeated="11"/>
        </table:table-row>
        <table:table-row table:style-name="ro5">
          <table:table-cell office:value-type="string">
            <text:p>Annotated EBNF grammar</text:p>
          </table:table-cell>
          <table:table-cell/>
          <table:table-cell office:value-type="string">
            <text:p>xx</text:p>
          </table:table-cell>
          <table:table-cell table:number-columns-repeated="8"/>
        </table:table-row>
        <table:table-row table:style-name="ro5">
          <table:table-cell office:value-type="string">
            <text:p>CS model</text:p>
          </table:table-cell>
          <table:table-cell/>
          <table:table-cell office:value-type="string">
            <text:p>xx</text:p>
          </table:table-cell>
          <table:table-cell table:number-columns-repeated="8"/>
        </table:table-row>
        <table:table-row table:style-name="ro5">
          <table:table-cell office:value-type="string">
            <text:p>CS Disambiguation model</text:p>
          </table:table-cell>
          <table:table-cell/>
          <table:table-cell office:value-type="string">
            <text:p>xx</text:p>
          </table:table-cell>
          <table:table-cell table:number-columns-repeated="8"/>
        </table:table-row>
        <table:table-row table:style-name="ro5">
          <table:table-cell office:value-type="string">
            <text:p>CS Lookup model</text:p>
          </table:table-cell>
          <table:table-cell/>
          <table:table-cell office:value-type="string">
            <text:p>xx</text:p>
          </table:table-cell>
          <table:table-cell table:number-columns-repeated="8"/>
        </table:table-row>
        <table:table-row table:style-name="ro5">
          <table:table-cell office:value-type="string">
            <text:p>CS WFR lookup</text:p>
          </table:table-cell>
          <table:table-cell/>
          <table:table-cell office:value-type="string">
            <text:p>xx</text:p>
          </table:table-cell>
          <table:table-cell table:number-columns-repeated="8"/>
        </table:table-row>
        <table:table-row table:style-name="ro5">
          <table:table-cell office:value-type="string">
            <text:p>CS to AS model</text:p>
          </table:table-cell>
          <table:table-cell/>
          <table:table-cell office:value-type="string">
            <text:p>xx</text:p>
          </table:table-cell>
          <table:table-cell table:number-columns-repeated="8"/>
        </table:table-row>
        <table:table-row table:style-name="ro5">
          <table:table-cell office:value-type="string">
            <text:p>AS model</text:p>
          </table:table-cell>
          <table:table-cell/>
          <table:table-cell office:value-type="string">
            <text:p>xx</text:p>
          </table:table-cell>
          <table:table-cell table:number-columns-repeated="8"/>
        </table:table-row>
        <table:table-row table:style-name="ro5">
          <table:table-cell office:value-type="string">
            <text:p>AS WFR model</text:p>
          </table:table-cell>
          <table:table-cell/>
          <table:table-cell office:value-type="string">
            <text:p>xx</text:p>
          </table:table-cell>
          <table:table-cell table:number-columns-repeated="8"/>
        </table:table-row>
        <table:table-row table:style-name="ro5">
          <table:table-cell office:value-type="string">
            <text:p>Library model</text:p>
          </table:table-cell>
          <table:table-cell/>
          <table:table-cell office:value-type="string">
            <text:p>xx</text:p>
          </table:table-cell>
          <table:table-cell table:number-columns-repeated="2"/>
          <table:table-cell office:value-type="string">
            <text:p>xx</text:p>
          </table:table-cell>
          <table:table-cell table:number-columns-repeated="5"/>
        </table:table-row>
        <table:table-row table:style-name="ro5">
          <table:table-cell office:value-type="string">
            <text:p>Eval model</text:p>
          </table:table-cell>
          <table:table-cell/>
          <table:table-cell office:value-type="string">
            <text:p>??</text:p>
          </table:table-cell>
          <table:table-cell table:number-columns-repeated="8"/>
        </table:table-row>
        <table:table-row table:style-name="ro5" table:number-rows-repeated="2">
          <table:table-cell table:number-columns-repeated="11"/>
        </table:table-row>
        <table:table-row table:style-name="ro1">
          <table:table-cell office:value-type="string">
            <text:p>OclObject</text:p>
          </table:table-cell>
          <table:table-cell office:value-type="string">
            <text:p>Make OclObject with minimal functionality the common supertype of OclAny and Collection, which ceases to have OclAny as its super.</text:p>
          </table:table-cell>
          <table:table-cell office:value-type="string">
            <text:p>xx</text:p>
          </table:table-cell>
          <table:table-cell table:number-columns-repeated="8"/>
        </table:table-row>
        <table:table-row table:style-name="ro1">
          <table:table-cell office:value-type="string">
            <text:p>Tree&lt;T&gt;</text:p>
          </table:table-cell>
          <table:table-cell office:value-type="string">
            <text:p>Introduce a Tree Collection type to represent heterogeneous collections with a useful leaf type.</text:p>
          </table:table-cell>
          <table:table-cell office:value-type="string">
            <text:p>xx</text:p>
          </table:table-cell>
          <table:table-cell table:number-columns-repeated="6"/>
          <table:table-cell office:value-type="string">
            <text:p>xx</text:p>
          </table:table-cell>
          <table:table-cell/>
        </table:table-row>
        <table:table-row table:style-name="ro1">
          <table:table-cell office:value-type="string">
            <text:p>flattened/nested iteration</text:p>
          </table:table-cell>
          <table:table-cell office:value-type="string">
            <text:p>Clarify the utility of hiertarchical nested iterations now that OCL is no longer constrained to flattened collections.</text:p>
          </table:table-cell>
          <table:table-cell office:value-type="string">
            <text:p>xx</text:p>
          </table:table-cell>
          <table:table-cell table:number-columns-repeated="7"/>
          <table:table-cell office:value-type="string">
            <text:p>xx</text:p>
          </table:table-cell>
        </table:table-row>
        <table:table-row table:style-name="ro5">
          <table:table-cell table:number-columns-repeated="11"/>
        </table:table-row>
        <table:table-row table:style-name="ro1">
          <table:table-cell office:value-type="string">
            <text:p>sensible 'UML' names</text:p>
          </table:table-cell>
          <table:table-cell office:value-type="string">
            <text:p>Use sensible names such as ownedProperty rather than ownedAttributes when defining the reflective pivot model.</text:p>
          </table:table-cell>
          <table:table-cell table:number-columns-repeated="4"/>
          <table:table-cell office:value-type="string">
            <text:p>xx</text:p>
          </table:table-cell>
          <table:table-cell/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office:value-type="string">
            <text:p>Initializeable iterators</text:p>
          </table:table-cell>
          <table:table-cell office:value-type="string">
            <text:p>Allow an iteration source to be specified as the iterator(s) initializer, rather than the =-&gt; source.</text:p>
          </table:table-cell>
          <table:table-cell table:number-columns-repeated="6"/>
          <table:table-cell office:value-type="string">
            <text:p>xx</text:p>
          </table:table-cell>
          <table:table-cell office:value-type="string">
            <text:p>patterns</text:p>
          </table:table-cell>
          <table:table-cell/>
        </table:table-row>
        <table:table-row table:style-name="ro4">
          <table:table-cell office:value-type="string">
            <text:p>Indexable iterators</text:p>
          </table:table-cell>
          <table:table-cell office:value-type="string">
            <text:p>Make an index variable availble while iterating ordered collections.</text:p>
          </table:table-cell>
          <table:table-cell table:number-columns-repeated="6"/>
          <table:table-cell office:value-type="string">
            <text:p>xx</text:p>
          </table:table-cell>
          <table:table-cell table:number-columns-repeated="2"/>
        </table:table-row>
        <table:table-row table:style-name="ro4">
          <table:table-cell office:value-type="string">
            <text:p>elif</text:p>
          </table:table-cell>
          <table:table-cell office:value-type="string">
            <text:p>Allow an arbitrary number of elif terms in an if then else elif* endif expression.</text:p>
          </table:table-cell>
          <table:table-cell table:number-columns-repeated="6"/>
          <table:table-cell office:value-type="string">
            <text:p>xx</text:p>
          </table:table-cell>
          <table:table-cell table:number-columns-repeated="2"/>
        </table:table-row>
        <table:table-row table:style-name="ro4">
          <table:table-cell office:value-type="string">
            <text:p>pattern cases</text:p>
          </table:table-cell>
          <table:table-cell office:value-type="string">
            <text:p>Introduce a pattern matching switch/case construct.</text:p>
          </table:table-cell>
          <table:table-cell table:number-columns-repeated="7"/>
          <table:table-cell office:value-type="string">
            <text:p>patterns</text:p>
          </table:table-cell>
          <table:table-cell/>
        </table:table-row>
        <table:table-row table:style-name="ro1">
          <table:table-cell office:value-type="string">
            <text:p>in-place let</text:p>
          </table:table-cell>
          <table:table-cell office:value-type="string">
            <text:p>Allow a let variable to be spefied in place, e.g. by prefixing an expression with e.g. "let varName = "... so that varName can be re-used.</text:p>
          </table:table-cell>
          <table:table-cell table:number-columns-repeated="6"/>
          <table:table-cell office:value-type="string">
            <text:p>xx</text:p>
          </table:table-cell>
          <table:table-cell table:number-columns-repeated="2"/>
        </table:table-row>
        <table:table-row table:style-name="ro4">
          <table:table-cell office:value-type="string">
            <text:p>Strings as EnumerationLiterals</text:p>
          </table:table-cell>
          <table:table-cell office:value-type="string">
            <text:p>Allow an unqualified String as an alternative to a qualified enumeration literal</text:p>
          </table:table-cell>
          <table:table-cell table:number-columns-repeated="6"/>
          <table:table-cell office:value-type="string">
            <text:p>xx</text:p>
          </table:table-cell>
          <table:table-cell table:number-columns-repeated="2"/>
        </table:table-row>
        <table:table-row table:style-name="ro4">
          <table:table-cell office:value-type="string">
            <text:p>varargs</text:p>
          </table:table-cell>
          <table:table-cell office:value-type="string">
            <text:p>Allow functions to be declared with a variable argument list.</text:p>
          </table:table-cell>
          <table:table-cell table:number-columns-repeated="6"/>
          <table:table-cell office:value-type="string">
            <text:p>xx</text:p>
          </table:table-cell>
          <table:table-cell table:number-columns-repeated="2"/>
        </table:table-row>
        <table:table-row table:style-name="ro4">
          <table:table-cell office:value-type="string">
            <text:p>default parameters</text:p>
          </table:table-cell>
          <table:table-cell office:value-type="string">
            <text:p>Allow function defuinitions to have default parameters.</text:p>
          </table:table-cell>
          <table:table-cell table:number-columns-repeated="6"/>
          <table:table-cell office:value-type="string">
            <text:p>xx</text:p>
          </table:table-cell>
          <table:table-cell table:number-columns-repeated="2"/>
        </table:table-row>
        <table:table-row table:style-name="ro4">
          <table:table-cell office:value-type="string">
            <text:p>safe navigation operator</text:p>
          </table:table-cell>
          <table:table-cell office:value-type="string">
            <text:p>Introduce a navigation operator that ignores null elements.</text:p>
          </table:table-cell>
          <table:table-cell table:number-columns-repeated="7"/>
          <table:table-cell office:value-type="string">
            <text:p>xx</text:p>
          </table:table-cell>
          <table:table-cell/>
        </table:table-row>
        <table:table-row table:style-name="ro5">
          <table:table-cell table:number-columns-repeated="11"/>
        </table:table-row>
        <table:table-row table:style-name="ro4">
          <table:table-cell office:value-type="string">
            <text:p>Recursivity</text:p>
          </table:table-cell>
          <table:table-cell office:value-type="string">
            <text:p>Specify what recursion means in OCL.</text:p>
          </table:table-cell>
          <table:table-cell table:number-columns-repeated="8"/>
          <table:table-cell office:value-type="string">
            <text:p>xx</text:p>
          </table:table-cell>
        </table:table-row>
        <table:table-row table:style-name="ro1">
          <table:table-cell office:value-type="string">
            <text:p>UnlimitedNatural as carbuncle</text:p>
          </table:table-cell>
          <table:table-cell office:value-type="string">
            <text:p>UnlimitedNatural is not a consistent type (unlimited cannot be converted) to Integer/Real. Respecify as unreachable except by explicit conversion.</text:p>
          </table:table-cell>
          <table:table-cell table:number-columns-repeated="8"/>
          <table:table-cell office:value-type="string">
            <text:p>xx</text:p>
          </table:table-cell>
        </table:table-row>
        <table:table-row table:style-name="ro1">
          <table:table-cell office:value-type="string">
            <text:p>Path qualifiers are simple</text:p>
          </table:table-cell>
          <table:table-cell office:value-type="string">
            <text:p>Specufy that path qualification has no semantic significance; just an ability to select an unambiguous name.</text:p>
          </table:table-cell>
          <table:table-cell table:number-columns-repeated="8"/>
          <table:table-cell office:value-type="string">
            <text:p>xx</text:p>
          </table:table-cell>
        </table:table-row>
        <table:table-row table:style-name="ro5">
          <table:table-cell table:number-columns-repeated="11"/>
        </table:table-row>
        <table:table-row table:style-name="ro6">
          <table:table-cell office:value-type="string">
            <text:p>2-valued Booleans</text:p>
          </table:table-cell>
          <table:table-cell office:value-type="string">
            <text:p>Are 4-valued Booleans helpful?</text:p>
            <text:p>- yes AND/OR shortcuts can suppress bad things</text:p>
            <text:p>- yes evaluator can bypass stupid paths</text:p>
            <text:p>- no bad things can be suppressed</text:p>
            <text:p>- no evaluator cannot treat bad things as uncaught exceptions</text:p>
            <text:p>Are 3-valued Booleans helpful?</text:p>
            <text:p>- yes AND/OR shortcuts can suppress not-specified</text:p>
            <text:p>- yes user can specify [1] multiplicity to promise no-null</text:p>
            <text:p>- yes evaluator can bypass stupid paths</text:p>
            <text:p>- no not-specified can be suppressed</text:p>
            <text:p>- no evaluator has to work harder</text:p>
          </table:table-cell>
          <table:table-cell table:number-columns-repeated="6"/>
          <table:table-cell office:value-type="string">
            <text:p>xx</text:p>
          </table:table-cell>
          <table:table-cell table:number-columns-repeated="2"/>
        </table:table-row>
        <table:table-row table:style-name="ro1">
          <table:table-cell office:value-type="string">
            <text:p>jsOCL</text:p>
          </table:table-cell>
          <table:table-cell office:value-type="string">
            <text:p>An alternate Java-like Syntax may be much more approachable; see jsOCL spreadsheet.</text:p>
          </table:table-cell>
          <table:table-cell table:number-columns-repeated="6"/>
          <table:table-cell office:value-type="string">
            <text:p>xx</text:p>
          </table:table-cell>
          <table:table-cell table:number-columns-repeated="2"/>
        </table:table-row>
        <table:table-row table:style-name="ro5" table:number-rows-repeated="5">
          <table:table-cell table:number-columns-repeated="11"/>
        </table:table-row>
        <table:table-row table:style-name="ro4">
          <table:table-cell office:value-type="string">
            <text:p>regex</text:p>
          </table:table-cell>
          <table:table-cell office:value-type="string">
            <text:p>Introduce regex operations (e.g. matches, {replace,substitute}{All,First})</text:p>
          </table:table-cell>
          <table:table-cell table:number-columns-repeated="7"/>
          <table:table-cell office:value-type="string">
            <text:p>xx</text:p>
          </table:table-cell>
          <table:table-cell/>
        </table:table-row>
        <table:table-row table:style-name="ro1">
          <table:table-cell office:value-type="string">
            <text:p>allInstances domain</text:p>
          </table:table-cell>
          <table:table-cell office:value-type="string">
            <text:p>Define what objects are accessible to allInstances (presumably not meta-objects, type constructor instances).</text:p>
          </table:table-cell>
          <table:table-cell table:number-columns-repeated="8"/>
          <table:table-cell office:value-type="string">
            <text:p>xx</text:p>
          </table:table-cell>
        </table:table-row>
        <table:table-row table:style-name="ro4">
          <table:table-cell office:value-type="string">
            <text:p>Association qualifiers</text:p>
          </table:table-cell>
          <table:table-cell office:value-type="string">
            <text:p>Define a qualification syntax that handles both kinds of []</text:p>
          </table:table-cell>
          <table:table-cell table:number-columns-repeated="2" office:value-type="string">
            <text:p>xx</text:p>
          </table:table-cell>
          <table:table-cell table:number-columns-repeated="6"/>
          <table:table-cell office:value-type="string">
            <text:p>xx</text:p>
          </table:table-cell>
        </table:table-row>
        <table:table-row table:style-name="ro4">
          <table:table-cell office:value-type="string">
            <text:p>6530 Object comparison</text:p>
          </table:table-cell>
          <table:table-cell office:value-type="string">
            <text:p>Add support for comparing objects</text:p>
          </table:table-cell>
          <table:table-cell table:number-columns-repeated="7"/>
          <table:table-cell office:value-type="string">
            <text:p>xx</text:p>
          </table:table-cell>
          <table:table-cell/>
        </table:table-row>
        <table:table-row table:style-name="ro4">
          <table:table-cell office:value-type="string">
            <text:p>6557 tuplejoin</text:p>
          </table:table-cell>
          <table:table-cell office:value-type="string">
            <text:p>Add support for joining tuples</text:p>
          </table:table-cell>
          <table:table-cell table:number-columns-repeated="7"/>
          <table:table-cell office:value-type="string">
            <text:p>xx</text:p>
          </table:table-cell>
          <table:table-cell/>
        </table:table-row>
        <table:table-row table:style-name="ro4">
          <table:table-cell office:value-type="string">
            <text:p>endlet</text:p>
          </table:table-cell>
          <table:table-cell office:value-type="string">
            <text:p>Introduce a terminating token to make let more parseable.</text:p>
          </table:table-cell>
          <table:table-cell table:number-columns-repeated="8"/>
          <table:table-cell office:value-type="string">
            <text:p>xx</text:p>
          </table:table-cell>
        </table:table-row>
        <table:table-row table:style-name="ro4">
          <table:table-cell office:value-type="string">
            <text:p>oclLog</text:p>
          </table:table-cell>
          <table:table-cell office:value-type="string">
            <text:p>Introduce a logging/debug facility.</text:p>
          </table:table-cell>
          <table:table-cell table:number-columns-repeated="7"/>
          <table:table-cell office:value-type="string">
            <text:p>xx</text:p>
          </table:table-cell>
          <table:table-cell/>
        </table:table-row>
        <table:table-row table:style-name="ro4">
          <table:table-cell office:value-type="string">
            <text:p>oclPrintf</text:p>
          </table:table-cell>
          <table:table-cell office:value-type="string">
            <text:p>Introduce a text formatting capability.</text:p>
          </table:table-cell>
          <table:table-cell table:number-columns-repeated="7"/>
          <table:table-cell office:value-type="string">
            <text:p>xx</text:p>
          </table:table-cell>
          <table:table-cell/>
        </table:table-row>
        <table:table-row table:style-name="ro4">
          <table:table-cell office:value-type="string">
            <text:p>12581 CollectionType names</text:p>
          </table:table-cell>
          <table:table-cell office:value-type="string">
            <text:p>Allow/require Collection element types to be qualified names.</text:p>
          </table:table-cell>
          <table:table-cell table:number-columns-repeated="8"/>
          <table:table-cell office:value-type="string">
            <text:p>xx</text:p>
          </table:table-cell>
        </table:table-row>
        <table:table-row table:style-name="ro4">
          <table:table-cell office:value-type="string">
            <text:p>13225 no Collection...kind</text:p>
          </table:table-cell>
          <table:table-cell office:value-type="string">
            <text:p>Eliminate the inextensible Collection Kind concept.</text:p>
          </table:table-cell>
          <table:table-cell table:number-columns-repeated="8"/>
          <table:table-cell office:value-type="string">
            <text:p>xx</text:p>
          </table:table-cell>
        </table:table-row>
        <table:table-row table:style-name="ro1">
          <table:table-cell office:value-type="string">
            <text:p>16044 occluded pathnames</text:p>
          </table:table-cell>
          <table:table-cell office:value-type="string">
            <text:p>Provide a mechanism to access names that are occluded <text:s/>by the bottom-up scope search algorithm.</text:p>
          </table:table-cell>
          <table:table-cell table:number-columns-repeated="8"/>
          <table:table-cell office:value-type="string">
            <text:p>xx</text:p>
          </table:table-cell>
        </table:table-row>
        <table:table-row table:style-name="ro1" table:number-rows-repeated="104849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jsOCL" table:style-name="ta1" table:print="false">
        <table:table-column table:style-name="co4" table:default-cell-style-name="ce5"/>
        <table:table-column table:style-name="co5" table:default-cell-style-name="ce5"/>
        <table:table-row table:style-name="ro5">
          <table:table-cell office:value-type="string">
            <text:p>OCL</text:p>
          </table:table-cell>
          <table:table-cell office:value-type="string">
            <text:p>jsOCL</text:p>
          </table:table-cell>
        </table:table-row>
        <table:table-row table:style-name="ro5">
          <table:table-cell office:value-type="string">
            <text:p>-- comments</text:p>
          </table:table-cell>
          <table:table-cell office:value-type="string">
            <text:p>// comments</text:p>
          </table:table-cell>
        </table:table-row>
        <table:table-row table:style-name="ro5">
          <table:table-cell table:number-columns-repeated="2" office:value-type="string">
            <text:p>= initializer</text:p>
          </table:table-cell>
        </table:table-row>
        <table:table-row table:style-name="ro5">
          <table:table-cell office:value-type="string">
            <text:p>= or &lt;&gt; compare</text:p>
          </table:table-cell>
          <table:table-cell office:value-type="string">
            <text:p>== or != compare</text:p>
          </table:table-cell>
        </table:table-row>
        <table:table-row table:style-name="ro5">
          <table:table-cell table:number-columns-repeated="2" office:value-type="string">
            <text:p>. object nav</text:p>
          </table:table-cell>
        </table:table-row>
        <table:table-row table:style-name="ro5">
          <table:table-cell office:value-type="string">
            <text:p>. implicit collect</text:p>
          </table:table-cell>
          <table:table-cell office:value-type="string">
            <text:p>.collect(...) explicit collect</text:p>
          </table:table-cell>
        </table:table-row>
        <table:table-row table:style-name="ro5">
          <table:table-cell office:value-type="string">
            <text:p>-&gt; collection nav</text:p>
          </table:table-cell>
          <table:table-cell office:value-type="string">
            <text:p>. collection nav</text:p>
          </table:table-cell>
        </table:table-row>
        <table:table-row table:style-name="ro5">
          <table:table-cell office:value-type="string">
            <text:p>-&gt; implicit oclAsSet</text:p>
          </table:table-cell>
          <table:table-cell office:value-type="string">
            <text:p>.oclAsSet() explicit oclAsSet</text:p>
          </table:table-cell>
        </table:table-row>
        <table:table-row table:style-name="ro5">
          <table:table-cell office:value-type="string">
            <text:p>'single-quoted-string'</text:p>
          </table:table-cell>
          <table:table-cell office:value-type="string">
            <text:p>"double-quoted-string"</text:p>
          </table:table-cell>
        </table:table-row>
        <table:table-row table:style-name="ro5">
          <table:table-cell office:value-type="string">
            <text:p>_'escaped identifier'</text:p>
          </table:table-cell>
          <table:table-cell office:value-type="string">
            <text:p>'escaped identifier'</text:p>
          </table:table-cell>
        </table:table-row>
        <table:table-row table:style-name="ro5">
          <table:table-cell office:value-type="string">
            <text:p>source-&gt;iteration(i | ...)</text:p>
          </table:table-cell>
          <table:table-cell office:value-type="string">
            <text:p>iteration(i = source | ..)</text:p>
          </table:table-cell>
        </table:table-row>
        <table:table-row table:style-name="ro5">
          <table:table-cell office:value-type="string">
            <text:p>Set(String)</text:p>
          </table:table-cell>
          <table:table-cell office:value-type="string">
            <text:p>Set&lt;String&gt;</text:p>
          </table:table-cell>
        </table:table-row>
        <table:table-row table:style-name="ro5" table:number-rows-repeated="3">
          <table:table-cell table:number-columns-repeated="2"/>
        </table:table-row>
        <table:table-row table:style-name="ro5">
          <table:table-cell/>
          <table:table-cell office:value-type="string">
            <text:p>? oclAsType shortform</text:p>
          </table:table-cell>
        </table:table-row>
        <table:table-row table:style-name="ro5">
          <table:table-cell/>
          <table:table-cell office:value-type="string">
            <text:p>? oclAsSet shortform</text:p>
          </table:table-cell>
        </table:table-row>
        <table:table-row table:style-name="ro5">
          <table:table-cell/>
          <table:table-cell office:value-type="string">
            <text:p>? select shortform</text:p>
          </table:table-cell>
        </table:table-row>
        <table:table-row table:style-name="ro5">
          <table:table-cell/>
          <table:table-cell office:value-type="string">
            <text:p>? implicit cast to Boolean</text:p>
          </table:table-cell>
        </table:table-row>
        <table:table-row table:style-name="ro5">
          <table:table-cell/>
          <table:table-cell office:value-type="string">
            <text:p>? stereotypes shortform</text:p>
          </table:table-cell>
        </table:table-row>
        <table:table-row table:style-name="ro5" table:number-rows-repeated="5">
          <table:table-cell table:number-columns-repeated="2"/>
        </table:table-row>
        <table:table-row table:style-name="ro5">
          <table:table-cell office:value-type="string">
            <text:p>Complete OCL</text:p>
          </table:table-cell>
          <table:table-cell office:value-type="string">
            <text:p>js ...</text:p>
          </table:table-cell>
        </table:table-row>
        <table:table-row table:style-name="ro5" table:number-rows-repeated="1048549">
          <table:table-cell table:number-columns-repeated="2"/>
        </table:table-row>
        <table:table-row table:style-name="ro5">
          <table:table-cell table:number-columns-repeated="2"/>
        </table:table-row>
      </table:table>
      <table:table table:name="Sheet3" table:style-name="ta1" table:print="false">
        <table:table-column table:style-name="co3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9">09/10/2013</text:date>, <text:time>16:1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0M47S</meta:editing-duration>
    <meta:editing-cycles>6</meta:editing-cycles>
    <meta:generator>OpenOffice.org/3.4$Win32 OpenOffice.org_project/340m1$Build-9590</meta:generator>
    <dc:date>2013-10-09T16:19:50.66</dc:date>
    <dc:creator>Edward Willink</dc:creator>
    <meta:document-statistic meta:table-count="3" meta:cell-count="278" meta:object-count="0"/>
    <meta:user-defined meta:name="Info 1"/>
    <meta:user-defined meta:name="Info 2"/>
    <meta:user-defined meta:name="Info 3"/>
    <meta:user-defined meta:name="Info 4"/>
  </office:meta>
</office:document-meta>
</file>